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3x3_explosion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ddchest_black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ddchest_re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ddchest_whit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adillo_green.png</text:p>
          </table:table-cell>
          <table:table-cell office:value-type="float" office:value="11">
            <text:p>1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adillo_mandarin.png</text:p>
          </table:table-cell>
          <table:table-cell office:value-type="float" office:value="19">
            <text:p>19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adillo_yellow.png</text:p>
          </table:table-cell>
          <table:table-cell office:value-type="float" office:value="11">
            <text:p>1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adillo.p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chain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gi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glass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gold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heavyplat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leath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obsidian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plate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spiked_chain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spiked_gold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spiked_leath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_spiked_platem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edskeleton_black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edskeleton_yellow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armoredskeleton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g_holding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nshee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nshee2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rrel.png</text:p>
          </table:table-cell>
          <table:table-cell office:value-type="float" office:value="13">
            <text:p>1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_black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_green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_miniboss_yellow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_miniboss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_re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at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eastmaster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eetle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eetle2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ell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ishop_red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ishop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lademaster_2.png</text:p>
          </table:table-cell>
          <table:table-cell office:value-type="float" office:value="20">
            <text:p>2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lademaster.png</text:p>
          </table:table-cell>
          <table:table-cell office:value-type="float" office:value="20">
            <text:p>2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lood_drum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omb_3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omb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bossmaster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auldron_coals_mimic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auldron_coal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auldron_ice_mimic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auldron_ic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1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1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2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2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3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3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4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4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5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5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6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6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7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7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8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8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9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9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harm_fros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m_gluttony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m_naza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m_protecti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m_risk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arm_strength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est_black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est_lock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est_whi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hes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aria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bar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bolt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coda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dorian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dov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eli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melody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_monk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lon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dex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ins_x15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ins_x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drums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drums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hea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horns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horns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keyta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keytar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strings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oralriff_strings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ra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cutimages.py</text:p>
          </table:table-cell>
          <table:table-cell table:number-columns-repeated="3" office:value-type="float" office:value="0">
            <text:p>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ead_ringer_charge.pn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ad_ringer_hammer.png</text:p>
          </table:table-cell>
          <table:table-cell table:number-columns-repeated="3" office:value-type="float" office:value="0">
            <text:p>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ead_ringer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eath_metal.png</text:p>
          </table:table-cell>
          <table:table-cell office:value-type="float" office:value="10">
            <text:p>10</text:p>
          </table:table-cell>
          <table:table-cell table:formula="of:=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iamond_deal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ouble_heart_transplan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ragon_blue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ragon_green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ragon_red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dungeon_mast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akewall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allet_shoe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explorer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lea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leap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lung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pai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spe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strength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boots_wing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eet_greave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ire_elemental1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ood_1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ood_2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ood_3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ood_4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frozen_feet_large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rozen_feet_medium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gargoyle1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3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4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5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6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argoyle7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hast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host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houl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blin_bomb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blin_sentry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blin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blin2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lem_crystal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lem_dirt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lem_ooze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lem_stone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go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arpy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blast_hel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circlet_telepathy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crown_of_gre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crown_of_teleportati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crown_of_thorn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glass_jaw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helme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miners_cap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monocl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ninja_mask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d_sunglasse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art_transplan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ellhoun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olst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oly_wate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hud_backpack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ice_elemental1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janito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king_conga_throne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ing_conga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king_re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king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knight_red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knight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large_shadow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eprechaun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lich_black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lich_red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lich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lord_crow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erlin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notaur.png</text:p>
          </table:table-cell>
          <table:table-cell office:value-type="float" office:value="9">
            <text:p>9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notaur2.png</text:p>
          </table:table-cell>
          <table:table-cell office:value-type="float" office:value="9">
            <text:p>9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comp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coup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heart_container_empty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heart_container_empty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heart_contain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heart_container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key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key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key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magnet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map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isc_poti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le_dirt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l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mmy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nkey_magic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nkey_white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nkey_yellow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nkey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other_slim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ummy.png</text:p>
          </table:table-cell>
          <table:table-cell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ushroom_exploding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ushroom_light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ushroom_super.png</text:p>
          </table:table-cell>
          <table:table-cell office:value-type="float" office:value="10">
            <text:p>1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mushroom.png</text:p>
          </table:table-cell>
          <table:table-cell office:value-type="float" office:value="10">
            <text:p>1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ecrodancer.p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croshiel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ightmare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ightmare2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pc_conjurer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pc_pawnbroker_attack.png</text:p>
          </table:table-cell>
          <table:table-cell office:value-type="float" office:value="6">
            <text:p>6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pc_pawnbrok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pc_shrin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npc_transmogrifi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ogre_down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gre_left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gre_up.png</text:p>
          </table:table-cell>
          <table:table-cell table:number-columns-repeated="3" office:value-type="float" office:value="0">
            <text:p>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ogr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awn_red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awn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erm_heart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erm_heart3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erm_heart4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erm_heart5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ickax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ixi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player1_armor_body_xmas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1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1_heads_xma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1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2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2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3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3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4_armor_body.p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layer4_heads.p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oltergeist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_r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que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ainbow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esource_coin1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10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2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3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4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5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6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7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8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coin9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diamon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diamond2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diamond3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hoard_gol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esource_hoar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becom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charisma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courag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gol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luck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mana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migh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peac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phas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protecti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regeneratio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shadow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shield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wa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_wonde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ing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k_red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rook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arcophagu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arcophagus2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arcophagus3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black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brow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gre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magenta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orang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purpl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r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tea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transmu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whi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croll_yellow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_ghost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_monstrous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2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3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pkeeper4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basic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crysta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shar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l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monster_gray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hovemonst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_black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_mage_black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_mage_white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_mage_yellow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_yellow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knight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knight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knight3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spearman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keletontank.p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leeping_goblin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lime_blue.png</text:p>
          </table:table-cell>
          <table:table-cell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lime_fir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lime_green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lime_ic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lime_orange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bomb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char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firebal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freeze_enemie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hea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shiel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ell_transmu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spid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armonster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h_ur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hephaestus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medic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shadow_doppe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shadow_larg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shadow_nightmar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MP_shadow_standar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entacle_tel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iny_slim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a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1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2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3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foresigh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inferna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orch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ainer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ainingsarcophagu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apchest_locked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apchest_white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apchest.png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trollolo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undead_elf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undead_santa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ar_drum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arlock_2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arlock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lunderbuss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ow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broadswor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_gol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a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_blood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_glass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_golden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_obsidian.png</text:p>
          </table:table-cell>
          <table:table-cell office:value-type="float" office:value="12">
            <text:p>12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_titanium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crossbow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frost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jewele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phasing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shar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dagge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_gol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ail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flowe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golden_lute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longswor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apie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rifle.png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spear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_blood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_glass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_golden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_obsidian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_titanium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_whip.png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bow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broadswor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cat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crossbow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dagg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flail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longsword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rapie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spear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glow_whip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eaponmaster.png</text:p>
          </table:table-cell>
          <table:table-cell office:value-type="float" office:value="9">
            <text:p>9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ight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wraith.png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yeti.png</text:p>
          </table:table-cell>
          <table:table-cell office:value-type="float" office:value="4">
            <text:p>4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zombie_snake.png</text:p>
          </table:table-cell>
          <table:table-cell office:value-type="float" office:value="0">
            <text:p>0</text:p>
          </table:table-cell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zombie.png</text:p>
          </table:table-cell>
          <table:table-cell office:value-type="float" office:value="24">
            <text:p>24</text:p>
          </table:table-cell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11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M23S</meta:editing-duration>
    <meta:editing-cycles>17</meta:editing-cycles>
    <meta:generator>OpenOffice/4.1.1$Win32 OpenOffice.org_project/411m6$Build-9775</meta:generator>
    <dc:date>2015-04-21T11:42:54.61</dc:date>
    <meta:document-statistic meta:table-count="3" meta:cell-count="2205" meta:object-count="0"/>
    <meta:user-defined meta:name="Info 1"/>
    <meta:user-defined meta:name="Info 2"/>
    <meta:user-defined meta:name="Info 3"/>
    <meta:user-defined meta:name="Info 4"/>
  </office:meta>
</office:document-meta>
</file>